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6">
      <loext:graphic-properties draw:fill="none"/>
      <style:paragraph-properties fo:text-align="start" style:justify-single-word="false" fo:background-color="transparent">
        <style:tab-stops>
          <style:tab-stop style:position="0.052in"/>
        </style:tab-stops>
      </style:paragraph-properties>
      <style:text-properties style:font-name="Segoe UI" fo:font-size="14pt" style:text-underline-style="solid" style:text-underline-width="auto" style:text-underline-color="font-color" fo:font-weight="normal" officeooo:rsid="00173605" officeooo:paragraph-rsid="00173605" style:font-size-asian="14pt" style:font-weight-asian="normal" style:font-size-complex="14pt" style:font-weight-complex="normal"/>
    </style:style>
    <style:style style:name="P2" style:family="paragraph" style:parent-style-name="Standard" style:list-style-name="L6">
      <loext:graphic-properties draw:fill="none"/>
      <style:paragraph-properties fo:text-align="start" style:justify-single-word="false" fo:background-color="transparent">
        <style:tab-stops>
          <style:tab-stop style:position="0.052in"/>
        </style:tab-stops>
      </style:paragraph-properties>
      <style:text-properties style:font-name="Segoe UI" fo:font-size="14pt" officeooo:rsid="00173605" officeooo:paragraph-rsid="00173605" style:font-size-asian="14pt" style:font-size-complex="14pt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52in"/>
        </style:tab-stops>
      </style:paragraph-properties>
      <style:text-properties style:font-name="Segoe UI" fo:font-size="14pt" officeooo:rsid="00173605" officeooo:paragraph-rsid="00173605" style:font-size-asian="14pt" style:font-size-complex="14pt"/>
    </style:style>
    <style:style style:name="P4" style:family="paragraph" style:parent-style-name="Standard" style:list-style-name="L7">
      <loext:graphic-properties draw:fill="none"/>
      <style:paragraph-properties fo:text-align="start" style:justify-single-word="false" fo:background-color="transparent">
        <style:tab-stops>
          <style:tab-stop style:position="0.052in"/>
        </style:tab-stops>
      </style:paragraph-properties>
      <style:text-properties style:font-name="Segoe UI" fo:font-size="14pt" officeooo:rsid="00173605" officeooo:paragraph-rsid="00173605" style:font-size-asian="14pt" style:font-size-complex="14pt"/>
    </style:style>
    <style:style style:name="P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052in"/>
        </style:tab-stops>
      </style:paragraph-properties>
      <style:text-properties officeooo:rsid="00173605" officeooo:paragraph-rsid="00173605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052in"/>
        </style:tab-stops>
      </style:paragraph-properties>
      <style:text-properties style:font-name="Segoe UI" fo:font-size="14pt" officeooo:rsid="00173605" officeooo:paragraph-rsid="00173605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0.052in"/>
        </style:tab-stops>
      </style:paragraph-properties>
      <style:text-properties fo:font-size="20pt" officeooo:rsid="00173605" officeooo:paragraph-rsid="00173605" fo:background-color="#ffff00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4pt" style:font-size-asian="14pt" style:font-size-complex="14pt"/>
    </style:style>
    <style:style style:name="T3" style:family="text">
      <style:text-properties style:text-position="super 58%"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text-position="super 58%" style:font-name="Segoe UI"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style:text-position="super 58%" style:font-name="Segoe UI"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style:text-position="0% 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1" style:family="text">
      <style:text-properties style:font-name="Segoe UI" fo:font-size="14pt" style:font-size-asian="14pt" style:font-size-complex="14pt"/>
    </style:style>
    <style:style style:name="T12" style:family="text">
      <style:text-properties style:font-name="Segoe UI"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style:font-name="Segoe UI" fo:font-size="15pt" style:font-size-asian="15pt" style:font-size-complex="15pt"/>
    </style:style>
    <style:style style:name="T14" style:family="text">
      <style:text-properties style:font-name="Segoe UI" fo:font-size="15pt" style:text-underline-style="solid" style:text-underline-width="auto" style:text-underline-color="font-color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09<text:span text:style-name="T1">th</text:span> March 2021, </text:p>
      <text:p text:style-name="P5"/>
      <text:p text:style-name="P5"><text:span text:style-name="T8">Subject</text:span>: <text:span text:style-name="T13">Report for understanding and tasks for </text:span><text:span text:style-name="T14">09</text:span><text:span text:style-name="T5">th</text:span><text:span text:style-name="T14"> March 2021.</text:span><text:tab/></text:p>
      <text:p text:style-name="P5"/>
      <text:list xml:id="list1045338815" text:style-name="L6">
        <text:list-item>
          <text:p text:style-name="P1">Session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Learnt about the concept of leasing and rental in depth today. Came to know about the various aspects involved in leasing and renting with respect to business and technical sides. <text:s/></text:p>
                        </text:list-item>
                        <text:list-item>
                          <text:p text:style-name="P2">Learnt about the various stages and activities involved in the working of STC, the phases involved in the development of solution like: requirement analysis, various workshops, interactions, research and development.</text:p>
                        </text:list-item>
                        <text:list-item>
                          <text:p text:style-name="P2">Saw the case study of AMT – a leading leasing company in the European region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70587362" text:style-name="L7">
        <text:list-item>
          <text:p text:style-name="P4">Went through the website of AutoFacets to get a better understanding of the solutions and their bifurcation.</text:p>
          <text:p text:style-name="P4"/>
        </text:list-item>
        <text:list-item>
          <text:p text:style-name="P4">Tried to manage my mid-sem exam along with the training.</text:p>
          <text:p text:style-name="P4"/>
        </text:list-item>
        <text:list-item>
          <text:p text:style-name="P4">Worked further on the python chat-bot.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18:54:03.315000000</meta:creation-date>
    <dc:date>2021-03-09T19:09:32.828000000</dc:date>
    <meta:editing-duration>PT2M15S</meta:editing-duration>
    <meta:editing-cycles>1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1" meta:word-count="130" meta:character-count="775" meta:non-whitespace-character-count="658"/>
  </office:meta>
</office:document-meta>
</file>